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Source Han Sans Regular" svg:font-family="'Source Han Sans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1.35cm" fo:min-width="12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svg:stroke-width="0.053cm" draw:marker-start-width="0.28cm" draw:marker-end-width="0.28cm" draw:fill="none" draw:textarea-vertical-align="middle" fo:padding-top="0.152cm" fo:padding-bottom="0.152cm" fo:padding-left="0.277cm" fo:padding-right="0.277cm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.104cm" fo:min-width="0cm"/>
    </style:style>
    <style:style style:name="gr6" style:family="graphic" style:parent-style-name="standard">
      <style:graphic-properties svg:stroke-width="0.035cm" svg:stroke-color="#ff6600" draw:marker-start-width="0.252cm" draw:marker-end-width="0.252cm" draw:fill="none" draw:textarea-horizontal-align="justify" draw:textarea-vertical-align="middle" draw:auto-grow-height="false" fo:min-height="1.414cm" fo:min-width="1.164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ff6600" draw:marker-start-width="0.252cm" draw:marker-end-width="0.252cm" draw:fill="none" draw:textarea-horizontal-align="justify" draw:textarea-vertical-align="middle" draw:auto-grow-height="false" fo:min-height="1.272cm" fo:min-width="1.022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ff6600" draw:marker-start-width="0.252cm" draw:marker-end-width="0.252cm" draw:fill="none" draw:textarea-horizontal-align="justify" draw:textarea-vertical-align="middle" draw:auto-grow-height="false" fo:min-height="1.202cm" fo:min-width="0.952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ff6600" draw:marker-start-width="0.252cm" draw:marker-end-width="0.252cm" draw:fill="none" draw:textarea-horizontal-align="justify" draw:textarea-vertical-align="middle" draw:auto-grow-height="false" fo:min-height="1.344cm" fo:min-width="1.094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ff6600" draw:marker-start-width="0.252cm" draw:marker-end-width="0.252cm" draw:fill="none" draw:textarea-horizontal-align="justify" draw:textarea-vertical-align="middle" draw:auto-grow-height="false" fo:min-height="1.556cm" fo:min-width="1.306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ff6600" draw:marker-start-width="0.252cm" draw:marker-end-width="0.252cm" draw:fill="none" draw:textarea-horizontal-align="justify" draw:textarea-vertical-align="middle" draw:auto-grow-height="false" fo:min-height="0.566cm" fo:min-width="0.316cm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fo:min-height="0.75cm"/>
    </style:style>
    <style:style style:name="gr13" style:family="graphic" style:parent-style-name="standard">
      <style:graphic-properties draw:stroke="none" svg:stroke-color="#000000" draw:fill="none" draw:fill-color="#ffffff" fo:min-height="1.305cm"/>
    </style:style>
    <style:style style:name="gr14" style:family="graphic" style:parent-style-name="standard">
      <style:graphic-properties draw:stroke="none" svg:stroke-color="#000000" draw:fill="none" draw:fill-color="#ffffff" fo:min-height="2.205cm"/>
    </style:style>
    <style:style style:name="gr15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6" style:family="graphic" style:parent-style-name="standard">
      <style:graphic-properties draw:stroke="none" svg:stroke-color="#000000" draw:fill="none" draw:fill-color="#ffffff" fo:min-height="2.90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style:text-properties fo:font-size="16pt" style:font-size-asian="16pt" style:font-size-complex="16pt"/>
    </style:style>
    <style:style style:name="P5" style:family="paragraph">
      <loext:graphic-properties draw:fill="none" draw:fill-color="#ffffff"/>
      <style:text-properties fo:font-size="16pt" style:font-size-asian="16pt" style:font-size-complex="16pt"/>
    </style:style>
    <style:style style:name="P6" style:family="paragraph"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loext:graphic-properties draw:fill="none"/>
      <style:paragraph-properties fo:margin-left="0cm" fo:margin-right="1cm" fo:margin-top="1cm" fo:margin-bottom="1cm" fo:text-align="center" fo:text-indent="0cm" style:writing-mode="lr-tb"/>
    </style:style>
    <style:style style:name="P9" style:family="paragraph">
      <style:text-properties fo:font-size="14pt" fo:font-weight="normal" style:font-size-asian="14pt" style:font-weight-asian="normal" style:font-size-complex="14pt" style:font-weight-complex="normal"/>
    </style:style>
    <style:style style:name="P10" style:family="paragraph">
      <loext:graphic-properties draw:fill="none" draw:fill-color="#ffffff"/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5cm" svg:height="11.6cm" svg:x="1.61cm" svg:y="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cm" svg:height="0.2cm" svg:x="6.21cm" svg:y="10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6.21cm" svg:y="11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6.21cm" svg:y="11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8.61cm" svg:y="10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8.61cm" svg:y="10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8.61cm" svg:y="11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8.61cm" svg:y="11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8.01cm" svg:y="10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8.01cm" svg:y="10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8.01cm" svg:y="11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8.01cm" svg:y="11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7.41cm" svg:y="10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7.41cm" svg:y="10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7.41cm" svg:y="11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7.41cm" svg:y="11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7.41cm" svg:y="12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6.81cm" svg:y="10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6.81cm" svg:y="10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6.81cm" svg:y="11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6.81cm" svg:y="11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6.81cm" svg:y="12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19cm" svg:height="0.2cm" svg:x="11.01cm" svg:y="9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11.01cm" svg:y="10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11.01cm" svg:y="10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10.41cm" svg:y="10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10.41cm" svg:y="10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10.41cm" svg:y="11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10.41cm" svg:y="11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9.81cm" svg:y="10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9.81cm" svg:y="10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9.81cm" svg:y="11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9.81cm" svg:y="11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9.81cm" svg:y="12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9.21cm" svg:y="10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9.21cm" svg:y="10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9.21cm" svg:y="11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9.21cm" svg:y="11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3.81cm" svg:y="4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3.81cm" svg:y="5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3.81cm" svg:y="5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3.81cm" svg:y="6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3.81cm" svg:y="6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3.21cm" svg:y="4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3.21cm" svg:y="5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3.21cm" svg:y="5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3.21cm" svg:y="6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2.61cm" svg:y="4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2.61cm" svg:y="5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2.61cm" svg:y="5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2.61cm" svg:y="6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6.21cm" svg:y="6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6.21cm" svg:y="7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5.61cm" svg:y="4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5.61cm" svg:y="6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5.61cm" svg:y="6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5.61cm" svg:y="7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5.01cm" svg:y="4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5.01cm" svg:y="5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5.01cm" svg:y="6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5.01cm" svg:y="6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5.01cm" svg:y="7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4.41cm" svg:y="4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4.41cm" svg:y="5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4.41cm" svg:y="6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4.41cm" svg:y="6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4.41cm" svg:y="7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8.61cm" svg:y="6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8.61cm" svg:y="7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8.61cm" svg:y="7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8.01cm" svg:y="6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8.01cm" svg:y="7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7.41cm" svg:y="6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7.41cm" svg:y="6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7.41cm" svg:y="7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7.41cm" svg:y="7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6.81cm" svg:y="6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6.81cm" svg:y="6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6.81cm" svg:y="7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6.81cm" svg:y="7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11.01cm" svg:y="7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11.01cm" svg:y="7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11.01cm" svg:y="8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10.41cm" svg:y="7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9.81cm" svg:y="6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9.81cm" svg:y="7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9.81cm" svg:y="7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9.81cm" svg:y="8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9.21cm" svg:y="6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9.21cm" svg:y="6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9.21cm" svg:y="7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9.21cm" svg:y="7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9.21cm" svg:y="8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6.21cm" svg:y="2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6.21cm" svg:y="3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6.21cm" svg:y="3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5.61cm" svg:y="3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5.61cm" svg:y="3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5.61cm" svg:y="4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5.01cm" svg:y="3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5.01cm" svg:y="3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5.01cm" svg:y="4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4.41cm" svg:y="3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4.41cm" svg:y="3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4.41cm" svg:y="4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8.01cm" svg:y="2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8.01cm" svg:y="3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8.01cm" svg:y="3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7.41cm" svg:y="2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7.41cm" svg:y="2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7.41cm" svg:y="3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7.41cm" svg:y="3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7.41cm" svg:y="4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6.81cm" svg:y="2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6.81cm" svg:y="2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6.81cm" svg:y="3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6.81cm" svg:y="3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6.81cm" svg:y="4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12.81cm" svg:y="9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12.81cm" svg:y="10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12.81cm" svg:y="10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12.21cm" svg:y="9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12.21cm" svg:y="9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12.21cm" svg:y="10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12.21cm" svg:y="10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12.21cm" svg:y="11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11.61cm" svg:y="8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11.61cm" svg:y="9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11.61cm" svg:y="9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11.61cm" svg:y="10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11.61cm" svg:y="10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12.21cm" svg:y="7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12.21cm" svg:y="7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12.21cm" svg:y="8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11.61cm" svg:y="6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11.61cm" svg:y="7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11.61cm" svg:y="7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11.61cm" svg:y="8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path draw:style-name="gr3" draw:text-style-name="P1" draw:layer="layout" svg:width="9.43cm" svg:height="8.5cm" draw:transform="rotate (-0.0603883921190047) translate (3.91129520325571cm 2.66270059300506cm)" svg:viewBox="0 0 9431 8501" svg:d="M3569 8501c6113 0 9195-4207 381-4284-8814-76-125-4217-125-4217l100 7">
          <text:p/>
        </draw:path>
        <draw:custom-shape draw:style-name="gr4" draw:text-style-name="P3" draw:layer="layout" svg:width="0.21cm" svg:height="0.21cm" svg:x="7.2cm" svg:y="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2" draw:layer="layout" svg:width="0.5cm" svg:height="0.5cm" svg:x="14.8cm" svg:y="3.94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0.3cm" svg:height="0.3cm" svg:x="14.9cm" svg:y="5.14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" draw:layer="layout" svg:width="2.4cm" svg:height="2.4cm" svg:x="6.11cm" svg:y="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.2cm" svg:height="2.2cm" svg:x="4.01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2.1cm" svg:height="2.1cm" svg:x="2.21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2.1cm" svg:height="2.1cm" svg:x="3.91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.2cm" svg:height="2.2cm" svg:x="6.1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2.3cm" svg:height="2.3cm" svg:x="8.31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2.3cm" svg:height="2.3cm" svg:x="10.6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2.3cm" svg:height="2.3cm" svg:x="11.01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2.6cm" svg:height="2.6cm" svg:x="8.51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2.3cm" svg:height="2.3cm" svg:x="10.611cm" svg:y="6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2.6cm" svg:height="2.6cm" svg:x="5.91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2cm" svg:height="1.2cm" svg:x="14.5cm" svg:y="6.64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2" draw:text-style-name="P5" draw:layer="layout" svg:width="3.3cm" svg:height="1cm" svg:x="15.6cm" svg:y="3.649cm">
          <draw:text-box>
            <text:p text:style-name="P4"><text:span text:style-name="T1">Images</text:span></text:p>
          </draw:text-box>
        </draw:frame>
        <draw:frame draw:style-name="gr13" draw:text-style-name="P5" draw:layer="layout" svg:width="4.1cm" svg:height="1.555cm" svg:x="15.6cm" svg:y="4.849cm">
          <draw:text-box>
            <text:p text:style-name="P4"><text:span text:style-name="T1">Bathymetry points</text:span></text:p>
          </draw:text-box>
        </draw:frame>
        <draw:frame draw:style-name="gr14" draw:text-style-name="P7" draw:layer="layout" svg:width="4.49cm" svg:height="2.571cm" svg:x="15.6cm" svg:y="6.594cm">
          <draw:text-box>
            <text:p text:style-name="P6"><text:span text:style-name="T2">Images corresponding to bathymetry point</text:span></text:p>
          </draw:text-box>
        </draw:frame>
        <draw:custom-shape draw:style-name="gr4" draw:text-style-name="P3" draw:layer="layout" svg:width="0.21cm" svg:height="0.21cm" svg:x="4.9cm" svg:y="3.9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0.21cm" svg:height="0.21cm" svg:x="3cm" svg:y="5.4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0.21cm" svg:height="0.21cm" svg:x="4.8cm" svg:y="6.6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0.21cm" svg:height="0.21cm" svg:x="7.19cm" svg:y="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0.21cm" svg:height="0.21cm" svg:x="9.49cm" svg:y="7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0.21cm" svg:height="0.21cm" svg:x="11.4cm" svg:y="7.6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0.21cm" svg:height="0.21cm" svg:x="11.99cm" svg:y="10.2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0.21cm" svg:height="0.21cm" svg:x="9.69cm" svg:y="11.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0.21cm" svg:height="0.21cm" svg:x="7cm" svg:y="11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5" draw:text-style-name="P8" draw:layer="layout" svg:x1="14.3cm" svg:y1="10.449cm" svg:x2="15.7cm" svg:y2="10.449cm">
          <text:p/>
        </draw:line>
        <draw:frame draw:style-name="gr16" draw:text-style-name="P10" draw:layer="layout" svg:width="4.9cm" svg:height="3.151cm" svg:x="15.6cm" svg:y="9.149cm">
          <draw:text-box>
            <text:p text:style-name="P9"><text:span text:style-name="T3">P</text:span><text:span text:style-name="T3">a</text:span><text:span text:style-name="T3">t</text:span><text:span text:style-name="T3">h </text:span><text:span text:style-name="T3">t</text:span><text:span text:style-name="T3">a</text:span><text:span text:style-name="T3">k</text:span><text:span text:style-name="T3">e</text:span><text:span text:style-name="T3">n </text:span><text:span text:style-name="T3">w</text:span><text:span text:style-name="T3">h</text:span><text:span text:style-name="T3">il</text:span><text:span text:style-name="T3">e </text:span><text:span text:style-name="T3">c</text:span><text:span text:style-name="T3">o</text:span><text:span text:style-name="T3">ll</text:span><text:span text:style-name="T3">e</text:span><text:span text:style-name="T3">c</text:span><text:span text:style-name="T3">ti</text:span><text:span text:style-name="T3">n</text:span><text:span text:style-name="T3">g </text:span><text:span text:style-name="T3">b</text:span><text:span text:style-name="T3">a</text:span><text:span text:style-name="T3">t</text:span><text:span text:style-name="T3">h</text:span><text:span text:style-name="T3">y</text:span><text:span text:style-name="T3">m</text:span><text:span text:style-name="T3">e</text:span><text:span text:style-name="T3">t</text:span><text:span text:style-name="T3">r</text:span><text:span text:style-name="T3">y </text:span><text:span text:style-name="T3">p</text:span><text:span text:style-name="T3">o</text:span><text:span text:style-name="T3">i</text:span><text:span text:style-name="T3">n</text:span><text:span text:style-name="T3">t</text:span><text:span text:style-name="T3">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Source Han Sans Regular" svg:font-family="'Source Han Sans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A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cm" fo:page-height="15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7T20:46:15.222935562</meta:creation-date>
    <dc:date>2016-10-27T23:25:09.680901701</dc:date>
    <meta:editing-duration>PT1H8M13S</meta:editing-duration>
    <meta:editing-cycles>11</meta:editing-cycles>
    <meta:generator>LibreOffice/5.2.0.4$Linux_X86_64 LibreOffice_project/20m0$Build-4</meta:generator>
    <meta:document-statistic meta:object-count="168"/>
  </office:meta>
</office:document-meta>
</file>